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system" style:font-pitch="variable" svg:panose-1="0 0 4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Heading1" style:master-page-name="MP0" style:family="paragraph">
      <style:paragraph-properties fo:break-before="page"/>
    </style:style>
    <style:style style:name="T2" style:parent-style-name="watch-title" style:family="text">
      <style:text-properties fo:font-size="12pt" style:font-size-asian="12pt" style:font-size-complex="12pt"/>
    </style:style>
    <style:style style:name="S1" style:family="section">
      <style:section-properties fo:margin-left="0in" fo:margin-right="0in" style:writing-mode="lr-tb">
        <style:columns fo:column-count="2">
          <style:column style:rel-width="4680*" fo:start-indent="0in" fo:end-indent="0.25in"/>
          <style:column style:rel-width="4680*" fo:start-indent="0.25in" fo:end-indent="0in"/>
        </style:columns>
      </style:section-properties>
    </style:style>
    <style:style style:name="P3" style:parent-style-name="ListParagraph" style:family="paragraph">
      <style:paragraph-properties fo:margin-left="0in">
        <style:tab-stops/>
      </style:paragraph-properties>
    </style:style>
    <style:style style:name="P4" style:parent-style-name="ListParagraph" style:family="paragraph"/>
    <style:style style:name="P5" style:parent-style-name="ListParagraph" style:family="paragraph"/>
    <style:style style:name="P6" style:parent-style-name="ListParagraph" style:family="paragraph"/>
    <style:style style:name="P7" style:parent-style-name="ListParagraph" style:family="paragraph"/>
    <style:style style:name="P8" style:parent-style-name="ListParagraph" style:family="paragraph"/>
    <style:style style:name="P9" style:parent-style-name="ListParagraph" style:family="paragraph"/>
    <style:style style:name="P10" style:parent-style-name="ListParagraph" style:family="paragraph"/>
    <style:style style:name="P11" style:parent-style-name="ListParagraph" style:family="paragraph"/>
    <style:style style:name="P12" style:parent-style-name="ListParagraph" style:family="paragraph"/>
    <style:style style:name="P13" style:parent-style-name="ListParagraph" style:family="paragraph"/>
    <style:style style:name="P14" style:parent-style-name="ListParagraph" style:family="paragraph"/>
    <style:style style:name="P15" style:parent-style-name="ListParagraph" style:family="paragraph"/>
    <style:style style:name="P16" style:parent-style-name="ListParagraph" style:family="paragraph"/>
    <style:style style:name="P17" style:parent-style-name="ListParagraph" style:family="paragraph"/>
    <style:style style:name="P18" style:parent-style-name="ListParagraph" style:family="paragraph"/>
    <style:style style:name="P19" style:parent-style-name="ListParagraph" style:family="paragraph"/>
    <style:style style:name="P20" style:parent-style-name="ListParagraph" style:family="paragraph"/>
    <style:style style:name="P21" style:parent-style-name="ListParagraph" style:family="paragraph"/>
    <style:style style:name="P22" style:parent-style-name="ListParagraph" style:family="paragraph"/>
    <style:style style:name="P23" style:parent-style-name="ListParagraph" style:family="paragraph"/>
    <style:style style:name="P24" style:parent-style-name="ListParagraph" style:family="paragraph"/>
    <style:style style:name="P25" style:parent-style-name="ListParagraph" style:family="paragraph"/>
    <style:style style:name="P26" style:parent-style-name="ListParagraph" style:family="paragraph"/>
    <style:style style:name="P27" style:parent-style-name="ListParagraph" style:family="paragraph"/>
    <style:style style:name="P28" style:parent-style-name="ListParagraph" style:family="paragraph"/>
    <style:style style:name="P29" style:parent-style-name="ListParagraph" style:family="paragraph"/>
    <style:style style:name="P30" style:parent-style-name="ListParagraph" style:family="paragraph"/>
    <style:style style:name="P31" style:parent-style-name="ListParagraph" style:family="paragraph"/>
    <style:style style:name="P32" style:parent-style-name="ListParagraph" style:family="paragraph"/>
    <style:style style:name="P33" style:parent-style-name="ListParagraph" style:family="paragraph"/>
    <style:style style:name="P34" style:parent-style-name="ListParagraph" style:family="paragraph"/>
    <style:style style:name="P35" style:parent-style-name="ListParagraph" style:family="paragraph"/>
    <style:style style:name="P36" style:parent-style-name="ListParagraph" style:family="paragraph"/>
    <style:style style:name="P37" style:parent-style-name="ListParagraph" style:family="paragraph"/>
    <style:style style:name="P38" style:parent-style-name="ListParagraph" style:family="paragraph"/>
    <style:style style:name="P39" style:parent-style-name="ListParagraph" style:family="paragraph"/>
    <style:style style:name="P40" style:parent-style-name="ListParagraph" style:family="paragraph"/>
    <style:style style:name="S2" style:family="section">
      <style:section-properties fo:margin-left="0in" fo:margin-right="0in" style:writing-mode="lr-tb"/>
    </style:style>
    <style:style style:name="P41" style:parent-style-name="ListParagraph" style:family="paragraph"/>
    <style:style style:name="P42" style:parent-style-name="ListParagraph" style:family="paragraph"/>
    <style:style style:name="P43" style:parent-style-name="ListParagraph" style:family="paragraph"/>
    <style:style style:name="P44" style:parent-style-name="ListParagraph" style:family="paragraph"/>
    <style:style style:name="T45" style:parent-style-name="DefaultParagraphFont" style:family="text">
      <style:text-properties style:font-name-complex="Calibri"/>
    </style:style>
  </office:automatic-styles>
  <office:body>
    <office:text text:use-soft-page-breaks="true">
      <text:h text:style-name="P1" text:outline-level="1"><text:span text:style-name="T2">Koch Attila Hildmann | Tietjen und Hirschhausen | NDR</text:span></text:h>
      <text:section text:name="Sect1" text:style-name="S1">
        <text:p text:style-name="Standard">Wortschatz – Kennen Sie schon? Oder raten Sie zuerst mal laut des Kontexts.</text:p>
        <text:p text:style-name="P3"/>
        <text:p text:style-name="NoSpacing"/>
        <text:p text:style-name="NoSpacing">Und jetzt schlagen Sie nach….</text:p>
        <text:p text:style-name="NoSpacing"/>
        <text:list text:style-name="WWNum3">
          <text:list-item text:start-value="1">
            <text:p text:style-name="P4">(sich) ernähren =<text:s/>to live on/nourish oneself</text:p>
          </text:list-item>
          <text:list-item>
            <text:p text:style-name="P5">das Zeichen = sign</text:p>
          </text:list-item>
          <text:list-item>
            <text:p text:style-name="P6">verwechseln = to confuse</text:p>
          </text:list-item>
          <text:list-item>
            <text:p text:style-name="P7">die Gelegenheit =<text:s/>oppurtunity</text:p>
          </text:list-item>
          <text:list-item>
            <text:p text:style-name="P8">“Ein Klischee, das durch die Realität bestätigt wurde” =<text:s/>a cliché that’s confirmed by reality</text:p>
          </text:list-item>
          <text:list-item>
            <text:p text:style-name="P9">auf etwas achten = to pay attention to something</text:p>
          </text:list-item>
          <text:list-item>
            <text:p text:style-name="P10">die Steuererklärung = tax return</text:p>
          </text:list-item>
          <text:list-item>
            <text:p text:style-name="P11">umkippen = to<text:s/>fall dead (context)</text:p>
          </text:list-item>
          <text:list-item>
            <text:p text:style-name="P12">aufwachsen = to grow up</text:p>
          </text:list-item>
          <text:list-item>
            <text:p text:style-name="P13">die Wurzel = roots</text:p>
          </text:list-item>
          <text:list-item>
            <text:p text:style-name="P14">das Schicksal = fate</text:p>
          </text:list-item>
          <text:list-item>
            <text:p text:style-name="P15">langfristig = long term</text:p>
          </text:list-item>
          <text:list-item>
            <text:p text:style-name="P16">der Tierschutz = animal welfare</text:p>
          </text:list-item>
          <text:list-item>
            <text:p text:style-name="P17">verlangen = to<text:s/>demand</text:p>
          </text:list-item>
          <text:list-item>
            <text:p text:style-name="P18">die Landwirtschaft = agriculture</text:p>
          </text:list-item>
          <text:list-item>
            <text:p text:style-name="P19">entstehen = to<text:s/>originate</text:p>
          </text:list-item>
          <text:list-item>
            <text:p text:style-name="P20">das Wesen = being<text:s/>(e.g. human being)</text:p>
          </text:list-item>
          <text:list-item>
            <text:p text:style-name="P21">vorstellen / die Vorstellung = to introduce/<text:s/>introduction</text:p>
          </text:list-item>
          <text:list-item>
            <text:p text:style-name="P22">eine Entscheidung treffen = to come to a decision</text:p>
          </text:list-item>
          <text:list-item>
            <text:p text:style-name="P23">nerven (genervt) = to irritate (irritated)</text:p>
          </text:list-item>
          <text:list-item>
            <text:p text:style-name="P24">Tierausbeutung = animal abuse/exploitation</text:p>
          </text:list-item>
          <text:list-item>
            <text:p text:style-name="P25">abnehmen =<text:s/>to lose weight</text:p>
          </text:list-item>
          <text:list-item>
            <text:p text:style-name="P26">schlecht gelaunt = bad tempered</text:p>
          </text:list-item>
          <text:list-item>
            <text:p text:style-name="P27">kündigen = to resign/end</text:p>
          </text:list-item>
          <text:list-item>
            <text:p text:style-name="P28">Kohlenhydrate = carbohydrate</text:p>
          </text:list-item>
          <text:list-item>
            <text:p text:style-name="P29">auf etwas verzichten<text:s/>= to forgo sth.</text:p>
          </text:list-item>
          <text:list-item>
            <text:p text:style-name="P30">der Ballaststoff = fiber</text:p>
          </text:list-item>
          <text:list-item>
            <text:p text:style-name="P31">die Arschkarte = to be unlucky/ to draw the short straw</text:p>
          </text:list-item>
          <text:list-item>
            <text:p text:style-name="P32">schaffen = to<text:s/>accomplish</text:p>
          </text:list-item>
          <text:list-item>
            <text:p text:style-name="P33">das Nahrungsergänzungsmittel = dietary supplement</text:p>
          </text:list-item>
          <text:list-item>
            <text:p text:style-name="P34">die Lebenserwartung = life expectancy</text:p>
          </text:list-item>
          <text:list-item>
            <text:p text:style-name="P35">etw.<text:s/>zur<text:s/>Verfügung stellen = to provide something</text:p>
          </text:list-item>
          <text:list-item>
            <text:p text:style-name="P36">die Entbehrung = deprivation</text:p>
          </text:list-item>
          <text:list-item>
            <text:p text:style-name="P37">“Ein Kuchen, den man nicht backen muss.”<text:s/>A cake you don’t have to bake</text:p>
          </text:list-item>
          <text:list-item>
            <text:p text:style-name="P38">hinkriegen = to<text:s/>manage/succeed</text:p>
          </text:list-item>
          <text:list-item>
            <text:p text:style-name="P39">die Mönche = monks</text:p>
          </text:list-item>
          <text:list-item>
            <text:p text:style-name="P40">nach etwas riechen = to smell like something</text:p>
          </text:list-item>
        </text:list>
      </text:section>
      <text:section text:name="Sect2" text:style-name="S2">
        <text:p text:style-name="Standard"/>
        <text:p text:style-name="Standard">Diskussionsfragen:</text:p>
        <text:list text:style-name="WWNum2">
          <text:list-item text:start-value="1">
            <text:p text:style-name="P41">Warum ist Attila Vegar geworden. Erzählen Sie mal, wie alles sich entwickelte.</text:p>
          </text:list-item>
          <text:list-item>
            <text:p text:style-name="P42">Kann man zu weit gehen, wenn man<text:s/>begründet warum man Veganer ist? Was hat Attila dazu gesagt?</text:p>
          </text:list-item>
          <text:list-item>
            <text:p text:style-name="P43">Haben Sie versucht auch vegan zu essen oder das Lebensstil überhaupt anzunehmen? Wie war’s? Wenn nicht, wie hätten Sie sowas vorgstellet?</text:p>
          </text:list-item>
          <text:list-item>
            <text:p text:style-name="P44">War die Interviewsituation geeignet? Wie ist die anders,<text:s/>als was Sie vorher gesehen haben?</text:p>
          </text:list-item>
        </text:list>
        <text:p text:style-name="Normal"/>
        <text:p text:style-name="Normal">Attila a<text:span text:style-name="T45">β</text:span><text:s/>vegan, weil sein Vater vom Herzinfarkt<text:s/>umgekippt hat.</text:p>
        <text:p text:style-name="Normal">Er kämpft gegen Tierausbeutung.</text:p>
        <text:p text:style-name="Normal">Er unterrichtet die Leute wie sie einen Kuchen, den man nicht backen muss, machen können.</text:p>
        <text:p text:style-name="Normal">Als er angefangen hat vegan zu essen,<text:s/>hat<text:s/>er abgenommen.</text:p>
        <text:p text:style-name="Normal">Er dachte, dass es besser für den Landwirtschaft wäre, wenn mehr Leute vegan essen wurden.</text:p>
        <text:p text:style-name="Normal"/>
        <text:p text:style-name="Normal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system" style:font-pitch="variable" svg:panose-1="0 0 4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7%" fo:background-color="transparent" style:tab-stop-distance="0.5in"/>
      <style:text-properties style:font-name="Calibri" style:font-name-asian="SimSun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Textbody" style:default-outline-level="1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Mang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NoSpacing" style:display-name="No Spacing" style:family="paragraph">
      <style:paragraph-properties fo:widows="2" fo:orphans="2" fo:margin-bottom="0in" fo:line-height="100%"/>
      <style:text-properties fo:hyphenate="false"/>
    </style:style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/>
    </style:style>
    <style:style style:name="watch-title" style:display-name="watch-title" style:family="text" style:parent-style-name="DefaultParagraphFont"/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" style:display-name="WW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" style:display-name="WWNum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wlim</meta:initial-creator>
    <dc:creator>Robbie</dc:creator>
    <meta:creation-date>2016-05-27T10:09:00Z</meta:creation-date>
    <dc:date>2016-10-26T16:43:00Z</dc:date>
    <meta:template xlink:href="Normal" xlink:type="simple"/>
    <meta:editing-cycles>16</meta:editing-cycles>
    <meta:editing-duration>PT396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4" meta:word-count="339" meta:character-count="2268" meta:row-count="16" meta:non-whitespace-character-count="1933"/>
  </office:meta>
</office:document-meta>
</file>